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left="0.0in" fo:margin-right="0in" fo:text-indent="0in" style:auto-text-indent="false"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7">
      <style:paragraph-properties fo:margin-left="0.0in" fo:margin-right="0in" fo:text-indent="0in" style:auto-text-indent="false" fo:margin-top="0in" fo:margin-bottom="0in"/>
    </style:style>
    <style:style style:name="P23" style:family="paragraph" style:parent-style-name="Text_20_body" style:list-style-name="L8">
      <style:paragraph-properties fo:margin-left="0.0in" fo:margin-right="0in" fo:text-indent="0in" style:auto-text-indent="false"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9">
      <style:paragraph-properties fo:margin-left="0.0in" fo:margin-right="0in" fo:text-indent="0in" style:auto-text-indent="false" fo:margin-top="0in" fo:margin-bottom="0in"/>
    </style:style>
    <style:style style:name="P54" style:family="paragraph" style:parent-style-name="Text_20_body" style:list-style-name="L10">
      <style:paragraph-properties fo:margin-left="0.0in" fo:margin-right="0in" fo:text-indent="0in" style:auto-text-indent="false" fo:margin-top="0in" fo:margin-bottom="0in"/>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11">
      <style:paragraph-properties fo:margin-left="0.0in" fo:margin-right="0in" fo:text-indent="0in" style:auto-text-indent="false" fo:margin-top="0in" fo:margin-bottom="0in"/>
    </style:style>
    <style:style style:name="P61" style:family="paragraph" style:parent-style-name="Text_20_body" style:list-style-name="L12">
      <style:paragraph-properties fo:margin-left="0.0in" fo:margin-right="0in" fo:text-indent="0in" style:auto-text-indent="false"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13">
      <style:paragraph-properties fo:margin-left="0.0in" fo:margin-right="0in" fo:text-indent="0in" style:auto-text-indent="false" fo:margin-top="0in" fo:margin-bottom="0in"/>
    </style:style>
    <style:style style:name="P80" style:family="paragraph" style:parent-style-name="Text_20_body" style:list-style-name="L14">
      <style:paragraph-properties fo:margin-left="0.0in" fo:margin-right="0in" fo:text-indent="0in" style:auto-text-indent="false" fo:margin-top="0in" fo:margin-bottom="0in"/>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15">
      <style:paragraph-properties fo:margin-left="0.0in" fo:margin-right="0in" fo:text-indent="0in" style:auto-text-indent="false" fo:margin-top="0in" fo:margin-bottom="0in"/>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16">
      <style:paragraph-properties fo:margin-left="0.0in" fo:margin-right="0in" fo:text-indent="0in" style:auto-text-indent="false" fo:margin-top="0in" fo:margin-bottom="0in"/>
    </style:style>
    <style:style style:name="P122" style:family="paragraph" style:parent-style-name="Text_20_body" style:list-style-name="L17">
      <style:paragraph-properties fo:margin-left="0.0in" fo:margin-right="0in" fo:text-indent="0in" style:auto-text-indent="false" fo:margin-top="0in" fo:margin-bottom="0in"/>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8">
      <style:paragraph-properties fo:margin-left="0.0in" fo:margin-right="0in" fo:text-indent="0in" style:auto-text-indent="false" fo:margin-top="0in" fo:margin-bottom="0in"/>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19">
      <style:paragraph-properties fo:margin-left="0.0in" fo:margin-right="0in" fo:text-indent="0in" style:auto-text-indent="false" fo:margin-top="0in" fo:margin-bottom="0in"/>
    </style:style>
    <style:style style:name="P174" style:family="paragraph" style:parent-style-name="Text_20_body" style:list-style-name="L20">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 Andreas Kuckartz, Babett Schalitz</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String mit Unicode-Zeichenumfang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0">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11">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12">Optional</text:span>. URL des Eintrags in der GND, z.B. "http://d-nb.info/gnd/2015732-0"</text:p>
      <text:p text:style-name="Definition_20_Term_20_Tight">URL (<text:span text:style-name="Teletype">url</text:span>)</text:p>
      <text:p text:style-name="Definition_20_Definition_20_Tight"><text:span text:style-name="T13">Optional</text:span>. URL zu Informationen über die Körperschaft, z.B. "http://www.stadt-koeln.de/"</text:p>
      <text:p text:style-name="Definition_20_Term_20_Tight">Lizenz (<text:span text:style-name="Teletype">license_url</text:span>)</text:p>
      <text:p text:style-name="Definition_20_Definition_20_Tight"><text:span text:style-name="T14">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15">Optional</text:span>. Kontaktinformationen für die direkte Kontaktaufnahme zum Betreiber der API.</text:p>
      <text:h text:style-name="Heading_20_3" text:outline-level="3">Beziehungen</text:h>
      <text:list text:style-name="L5">
        <text:list-item>
          <text:p text:style-name="P5">Objekte vom Typ "Organisation" sind zwingend genau einer Körperschaft zugeordnet. So wird beispielseise eine SPD in Köln von einer SPD in Leverkusen unterschieden.</text:p>
        </text:list-item>
        <text:list-item>
          <text:p text:style-name="P5">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6">{</text:p>
      <text:p text:style-name="P7"><text:s text:c="4"/>"id": "1",</text:p>
      <text:p text:style-name="P8"><text:s text:c="4"/>"name": "Stadt Köln",</text:p>
      <text:p text:style-name="P9"><text:s text:c="4"/>"regionalschluessel": "053150000000",</text:p>
      <text:p text:style-name="P10"><text:s text:c="4"/>"gnd_url": "http://d-nb.info/gnd/2015732-0",</text:p>
      <text:p text:style-name="P11"><text:s text:c="4"/>"url": "http://www.stadt-koeln.de/",</text:p>
      <text:p text:style-name="P12"><text:s text:c="4"/>"operator_contact": "Tel. +49 221-221-5432, E-Mail: ris-api@stadt-koeln.de",</text:p>
      <text:p text:style-name="P13"><text:s text:c="4"/>"license_url": "http://opendatacommons.org/licenses/odbl/1.0/"</text:p>
      <text:p text:style-name="P14">}</text:p>
      <text:h text:style-name="Heading_20_2" text:outline-level="2">Gremium (<text:span text:style-name="T16">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17">Optional</text:span>. Eine zur Anzeige bestimmte, kürzere Form des Namens.</text:p>
      <text:h text:style-name="Heading_20_3" text:outline-level="3">Beziehungen</text:h>
      <text:list text:style-name="L6">
        <text:list-item>
          <text:p text:style-name="P15">Objekte vom Typ "Person" referenzieren auf Gremien, um die Mitgliedschaft/Zugehörigkeit einer Person im/zum Gremium zu kennzeichnen. Diese Beziehung ist datiert. Das bedeutet, sie hat einen Anfangszeitpunkt und ggf. einen Endzeitpunkt.</text:p>
        </text:list-item>
        <text:list-item>
          <text:p text:style-name="P15">Objekte vom Typ "Drucksache" verweisen auf Gremien. Beispielsweise wird eine Anfrage oder ein Antrag dem Rat und/oder einer bestimmten Bezirksvertretung zugeordnet. Details zu dieser Beziehung werden unter "Drucksache" erläutert.</text:p>
        </text:list-item>
        <text:list-item>
          <text:p text:style-name="P15">Das Gremium verweist auf die Körperschaft, zu der das Gremium gehört.</text:p>
        </text:list-item>
      </text:list>
      <text:h text:style-name="Heading_20_3" text:outline-level="3">Beispiel</text:h>
      <text:p text:style-name="P16">{</text:p>
      <text:p text:style-name="P17"><text:s text:c="4"/>"id": "7",</text:p>
      <text:p text:style-name="P18"><text:s text:c="4"/>"name": "Finanzausschuss",</text:p>
      <text:p text:style-name="P19"><text:s text:c="4"/>"short_name": "FA",</text:p>
      <text:p text:style-name="P20"><text:s text:c="4"/>"body": "1"</text:p>
      <text:p text:style-name="P21">}</text:p>
      <text:h text:style-name="Heading_20_2" text:outline-level="2">Person (<text:span text:style-name="T18">person</text:spa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9">Optional</text:span>. Akademische Titel wie "Dr." und "Prof. Dr."</text:p>
      <text:p text:style-name="Definition_20_Term_20_Tight">Geschlecht (<text:span text:style-name="Teletype">sex</text:span>)</text:p>
      <text:p text:style-name="Definition_20_Definition_20_Tight"><text:span text:style-name="T20">Optional</text:span>. Weiblich (Wert <text:span text:style-name="Teletype">F</text:span> für <text:span text:style-name="T21">female</text:span>) oder männlich (Wert <text:span text:style-name="Teletype">M</text:span> für <text:span text:style-name="T22">male</text:span>)</text:p>
      <text:p text:style-name="Definition_20_Term_20_Tight">Beruf (<text:span text:style-name="Teletype">profession</text:span>)</text:p>
      <text:p text:style-name="Definition_20_Definition_20_Tight"><text:span text:style-name="T23">Optional</text:span>. Z.B. "Rechtsanwalt"</text:p>
      <text:p text:style-name="Definition_20_Term_20_Tight">E-Mail-Adresse (<text:span text:style-name="Teletype">email</text:span>)</text:p>
      <text:p text:style-name="Definition_20_Definition_20_Tight"><text:span text:style-name="T24">Optional</text:span>.</text:p>
      <text:p text:style-name="Definition_20_Term_20_Tight">Telefon (<text:span text:style-name="Teletype">phone</text:span>)</text:p>
      <text:p text:style-name="Definition_20_Definition_20_Tight"><text:span text:style-name="T25">Optional</text:span>.</text:p>
      <text:p text:style-name="Definition_20_Term_20_Tight">Fax (<text:span text:style-name="Teletype">fax</text:span>)</text:p>
      <text:p text:style-name="Definition_20_Definition_20_Tight"><text:span text:style-name="T26">Optional</text:span>.</text:p>
      <text:p text:style-name="Definition_20_Term_20_Tight">Anschrift (<text:span text:style-name="Teletype">address</text:span>)</text:p>
      <text:p text:style-name="Definition_20_Definition_20_Tight"><text:span text:style-name="T27">Optional</text:span>. Straße und Hausnummer, Postleitzahl und Ort</text:p>
      <text:h text:style-name="Heading_20_4" text:outline-level="4">Anmerkungen</text:h>
      <text:list text:style-name="L7">
        <text:list-item>
          <text:p text:style-name="P22">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2">Das System PROVOX unterscheidet zwischen privaten und geschäftlichen Anschriften.</text:p>
        </text:list-item>
      </text:list>
      <text:h text:style-name="Heading_20_3" text:outline-level="3">Beziehungen</text:h>
      <text:list text:style-name="L8">
        <text:list-item>
          <text:p text:style-name="P23">Objekte vom Typ "Person" können einer Organisation, z.B. einer Fraktion, zugeornet werden. Diese Beziehung ist datiert.</text:p>
        </text:list-item>
        <text:list-item>
          <text:p text:style-name="P23">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24">{</text:p>
      <text:p text:style-name="P25"><text:s text:c="4"/>"id": "1000",</text:p>
      <text:p text:style-name="P26"><text:s text:c="4"/>"first_name": "Max",</text:p>
      <text:p text:style-name="P27"><text:s text:c="4"/>"last_name": "Mustermann",</text:p>
      <text:p text:style-name="P28"><text:s text:c="4"/>"academic_title": "Dr.",</text:p>
      <text:p text:style-name="P29"><text:s text:c="4"/>"sex": "M",</text:p>
      <text:p text:style-name="P30"><text:s text:c="4"/>"profession": "Rechtsanwalt",</text:p>
      <text:p text:style-name="P31"><text:s text:c="4"/>"email": "max@mustermann.de",</text:p>
      <text:p text:style-name="P32"><text:s text:c="4"/>"phone": "+4977777",</text:p>
      <text:p text:style-name="P33"><text:s text:c="4"/>"fax": "+4988888",</text:p>
      <text:p text:style-name="P34"><text:s text:c="4"/>"address": "Musterstraße 5, 11111 Musterort",</text:p>
      <text:p text:style-name="P35"><text:s text:c="4"/>"organisations": [</text:p>
      <text:p text:style-name="P36"><text:s text:c="8"/>{</text:p>
      <text:p text:style-name="P37"><text:s text:c="12"/>"id": "2000",</text:p>
      <text:p text:style-name="P38"><text:s text:c="12"/>"start": "2011-03-01",</text:p>
      <text:p text:style-name="P39"><text:s text:c="12"/>"end": "2013-02-28"</text:p>
      <text:p text:style-name="P40"><text:s text:c="8"/>},</text:p>
      <text:p text:style-name="P41"><text:s text:c="8"/>{</text:p>
      <text:p text:style-name="P42"><text:s text:c="12"/>"id": "2001",</text:p>
      <text:p text:style-name="P43"><text:s text:c="12"/>"start": "2013-03-01"</text:p>
      <text:p text:style-name="P44"><text:s text:c="8"/>}</text:p>
      <text:p text:style-name="P45"><text:s text:c="4"/>],</text:p>
      <text:p text:style-name="P46"><text:s text:c="4"/>"committees": [</text:p>
      <text:p text:style-name="P47"><text:s text:c="8"/>{</text:p>
      <text:p text:style-name="P48"><text:s text:c="12"/>"id": "7",</text:p>
      <text:p text:style-name="P49"><text:s text:c="12"/>"start": "2013-01-01"</text:p>
      <text:p text:style-name="P50"><text:s text:c="8"/>}</text:p>
      <text:p text:style-name="P51"><text:s text:c="4"/>]</text:p>
      <text:p text:style-name="P52">}</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h text:style-name="Heading_20_4" text:outline-level="4">Anmerkungen</text:h>
      <text:list text:style-name="L9">
        <text:list-item>
          <text:p text:style-name="P53">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0">
        <text:list-item>
          <text:p text:style-name="P54">Jede Organisationen gehört zu einer Körperschaft.</text:p>
        </text:list-item>
        <text:list-item>
          <text:p text:style-name="P54">Personen können Organisationen angehören (<text:span text:style-name="T28">datiert</text:span>).</text:p>
        </text:list-item>
      </text:list>
      <text:h text:style-name="Heading_20_2" text:outline-level="2">Beispiel</text:h>
      <text:p text:style-name="P55">{</text:p>
      <text:p text:style-name="P56"><text:s text:c="4"/>"id": "15",</text:p>
      <text:p text:style-name="P57"><text:s text:c="4"/>"name": "SPD",</text:p>
      <text:p text:style-name="P58"><text:s text:c="4"/>"body": "1"</text:p>
      <text:p text:style-name="P59">}</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draw:image xlink:href="Pictures/4.pdf"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29">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30">Optional</text:span>. Datum und Uhrzeit vom Ende der Sitzung</text:p>
      <text:p text:style-name="Definition_20_Term_20_Tight">Ort (<text:span text:style-name="Teletype">address</text:span>)</text:p>
      <text:p text:style-name="Definition_20_Definition_20_Tight"><text:span text:style-name="T31">Optional</text:span>. Textliche Information zum Ort der Sitzung, z.B. "Rathaus, Raum 136".</text:p>
      <text:h text:style-name="Heading_20_3" text:outline-level="3">Beziehungen</text:h>
      <text:list text:style-name="L11">
        <text:list-item>
          <text:p text:style-name="P60">Sitzungen sind mindestens einem Gremium zugeordnet</text:p>
        </text:list-item>
        <text:list-item>
          <text:p text:style-name="P60">Einer Sitzung sind Personen zugeordnet, um die Teilnahme an der Sitzung auszudrücken.</text:p>
        </text:list-item>
        <text:list-item>
          <text:p text:style-name="P60">Dokumente können vom Typ "Sitzung" <text:span text:style-name="T32">optional</text:span> zu mehreren Zwecken referenziert werden:</text:p>
          <text:list text:style-name="L12">
            <text:list-item>
              <text:p text:style-name="P61">Zum Verweis auf die Einladung zur Sitzung</text:p>
            </text:list-item>
            <text:list-item>
              <text:p text:style-name="P61">Zum Verweis auf das Ergebnisprotokoll zur Sitzung</text:p>
            </text:list-item>
            <text:list-item>
              <text:p text:style-name="P61">Zum Verweis auf das Wortprotokoll zur Sitzung</text:p>
            </text:list-item>
          </text:list>
        </text:list-item>
        <text:list-item>
          <text:p text:style-name="P60">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62">{</text:p>
      <text:p text:style-name="P63"><text:s text:c="4"/>"id": "3271",</text:p>
      <text:p text:style-name="P64"><text:s text:c="4"/>"identifier": "STA/0034/2012",</text:p>
      <text:p text:style-name="P65"><text:s text:c="4"/>"start": "2013-01-04T08:00:00+01:00",</text:p>
      <text:p text:style-name="P66"><text:s text:c="4"/>"end": "2013-01-04T12:00:00+01:00",</text:p>
      <text:p text:style-name="P67"><text:s text:c="4"/>"address": "Rathaus, Raum 136",</text:p>
      <text:p text:style-name="P68"><text:s text:c="4"/>"sequence_number": 1,</text:p>
      <text:p text:style-name="P69"><text:s text:c="4"/>"committees": ["STA"],</text:p>
      <text:p text:style-name="P70"><text:s text:c="4"/>"people": ["1000", "1001"],</text:p>
      <text:p text:style-name="P71"><text:s text:c="4"/>"invitation": "0001/2013",</text:p>
      <text:p text:style-name="P72"><text:s text:c="4"/>"result_minutes": "0002/2013",</text:p>
      <text:p text:style-name="P73"><text:s text:c="4"/>"verbatim_minutes": "0003/2013",</text:p>
      <text:p text:style-name="P74"><text:s text:c="4"/>"attachments": [</text:p>
      <text:p text:style-name="P75"><text:s text:c="8"/>"0004/2013",</text:p>
      <text:p text:style-name="P76"><text:s text:c="8"/>"0005/2013"</text:p>
      <text:p text:style-name="P77"><text:s text:c="4"/>]</text:p>
      <text:p text:style-name="P78">}</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Ein Abstimmungsergebnis kann es durch mehrere referenzierende Objekte vom Typ "Stimmabgabe" festgehalten werden.</text:p>
      <text:p text:style-name="Text_20_body">Überlicherweise haben Sitzungen mehrere Tagesordnungspunkte.</text:p>
      <text:p text:style-name="Text_20_body"><draw:frame><draw:image xlink:href="Pictures/5.pdf"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33">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34">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35">Optional</text:span>. Falls in diesem Tagesordnungspunkt ein Beschluss gefasst wurde, kann der Text hier hinterlegt werden. Das ist besonders dann in der Praxis relevant, wenn der gefasste Beschluss (z.B. durch Änderungsantrag) von der Beschlussvorlage abweicht.</text:p>
      <text:h text:style-name="Heading_20_4" text:outline-level="4">Anmerkungen</text:h>
      <text:list text:style-name="L13">
        <text:list-item>
          <text:p text:style-name="P79">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79">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14">
        <text:list-item>
          <text:p text:style-name="P80">Jeder Tagesordnungspunkt gehört zu genau einer Sitzung.</text:p>
        </text:list-item>
        <text:list-item>
          <text:p text:style-name="P80">Der Tagesordnungspunkt kann auf eine Drucksache verweisen, die im Rahmen dieses Tagesordnungspunkt beraten werden soll.</text:p>
        </text:list-item>
        <text:list-item>
          <text:p text:style-name="P80">Es können mehrere Objekte vom Typ "Stimmabgabe" referenziert werden, um das Abstimmungsverhalten von Fraktionen oder Einzelpersonen zu dokumentieren.</text:p>
        </text:list-item>
        <text:list-item>
          <text:p text:style-name="P80">Es können Personen referenziert werden, die während der Abstimmung zu diesem Tagesordnungspunkt <text:span text:style-name="T36">nicht</text:span> anwesend waren.</text:p>
        </text:list-item>
      </text:list>
      <text:h text:style-name="Heading_20_3" text:outline-level="3">Beispiel</text:h>
      <text:p text:style-name="P81">{</text:p>
      <text:p text:style-name="P82"><text:s text:c="4"/>"meeting": "3271",</text:p>
      <text:p text:style-name="P83"><text:s text:c="4"/>"identifier": "3.1.2",</text:p>
      <text:p text:style-name="P84"><text:s text:c="4"/>"public": true,</text:p>
      <text:p text:style-name="P85"><text:s text:c="4"/>"title": "Gemeinschaftsgrundschule Hornschaftsstraße/Höhenhaus. Hier: Anfrage von Herrn Philippi",</text:p>
      <text:p text:style-name="P86"><text:s text:c="4"/>"result": "Geändert beschlossen",</text:p>
      <text:p text:style-name="P87"><text:s text:c="4"/>"resolution_text": "Der Beschluss weicht wie folgt vom Antrag ab: ...",</text:p>
      <text:p text:style-name="P88"><text:s text:c="4"/>"people_absent": ["1002", "1003"],</text:p>
      <text:p text:style-name="P89"><text:s text:c="4"/>"votings": [</text:p>
      <text:p text:style-name="P90"><text:s text:c="8"/>{</text:p>
      <text:p text:style-name="P91"><text:s text:c="12"/>"sum": 2,</text:p>
      <text:p text:style-name="P92"><text:s text:c="12"/>"vote": "DAFUER",</text:p>
      <text:p text:style-name="P93"><text:s text:c="12"/>"organisations": ["24"],</text:p>
      <text:p text:style-name="P94"><text:s text:c="12"/>"people": []</text:p>
      <text:p text:style-name="P95"><text:s text:c="8"/>},</text:p>
      <text:p text:style-name="P96"><text:s text:c="8"/>{</text:p>
      <text:p text:style-name="P97"><text:s text:c="12"/>"sum": 1,</text:p>
      <text:p text:style-name="P98"><text:s text:c="12"/>"vote": "ENTHALTUNG",</text:p>
      <text:p text:style-name="P99"><text:s text:c="12"/>"organisations": [],</text:p>
      <text:p text:style-name="P100"><text:s text:c="12"/>"people": ["1000"]</text:p>
      <text:p text:style-name="P101"><text:s text:c="8"/>},</text:p>
      <text:p text:style-name="P102"><text:s text:c="8"/>{</text:p>
      <text:p text:style-name="P103"><text:s text:c="12"/>"sum": 1,</text:p>
      <text:p text:style-name="P104"><text:s text:c="12"/>"vote": "DAGEGEN",</text:p>
      <text:p text:style-name="P105"><text:s text:c="12"/>"organisations": [],</text:p>
      <text:p text:style-name="P106"><text:s text:c="12"/>"people": ["1001"]</text:p>
      <text:p text:style-name="P107"><text:s text:c="8"/>}</text:p>
      <text:p text:style-name="P108"><text:s text:c="4"/>]</text:p>
      <text:p text:style-name="P109">}</text:p>
      <text:h text:style-name="Heading_20_2" text:outline-level="2">Stimmabgabe (<text:span text:style-name="Teletype">vote</text:span>)</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rson wieder (in diesem Fall ist die Anzahl der Stimmen zwingend 1) oder das einer ganzen Gruppe von Personen. Dann ist die Anzahl der Stimmen anzugeben und statt einer Person eine Organisation (in der Regel die Fraktion) zu referenzieren.</text:p>
      <text:p text:style-name="Text_20_body">Ist eine Abstimmung zu einem Tagesordnungspunkt einstimmig, dann genügt ein einziges Objekt vom Typ Stimmabgabe aus, um dies darzustellen. In allen anderen Fällen werden mehrere Stimmabgabe-Objekte kombiniert.</text:p>
      <text:p text:style-name="Text_20_body"><draw:frame><draw:image xlink:href="Pictures/6.pdf" xlink:type="simple" xlink:show="embed" xlink:actuate="onLoad"/></draw:frame></text:p>
      <text:h text:style-name="Heading_20_3" text:outline-level="3">Eigenschaften</text:h>
      <text:p text:style-name="Definition_20_Term_20_Tight">Anzahl der Stimmen (<text:span text:style-name="Teletype">sum</text:span>)</text:p>
      <text:p text:style-name="Definition_20_Definition_20_Tight">Gehört die Stimmabgabe zu einer Person, ist der Wert immer 1. Gehört sie jedoch zu einer Organisation (=Fraktion), kann der Wert hier größer als 1 sein. Diese Eigenschaft MUSS einen numerischen Wert haben.</text:p>
      <text:p text:style-name="Definition_20_Term_20_Tight">Votum (<text:span text:style-name="Teletype">vote</text:span>)</text:p>
      <text:p text:style-name="Definition_20_Definition_20_Tight">Einer der Werte <text:span text:style-name="Teletype">DAFUER</text:span> (gleichbedeutend mit "für den Antrag"), <text:span text:style-name="Teletype">DAGEGEN</text:span> ("gegen den Antrag") oder <text:span text:style-name="Teletype">ENTHALTUNG</text:span>.</text:p>
      <text:h text:style-name="Heading_20_3" text:outline-level="3">Beziehungen</text:h>
      <text:list text:style-name="L15">
        <text:list-item>
          <text:p text:style-name="P110">Jede Stimmabgabe gehört zu genau einem Tagesordnungspunkt.</text:p>
        </text:list-item>
        <text:list-item>
          <text:p text:style-name="P110">Es wird entweder genau eine Person oder genau eine Organisation (Fraktion) referenziert, die die Stimme(n) abgegeben hat.</text:p>
        </text:list-item>
      </text:list>
      <text:h text:style-name="Heading_20_3" text:outline-level="3">Beispiele</text:h>
      <text:p text:style-name="First_20_paragraph">Die gesamte siebenköpfige Fraktion (Organisation ID "18") stimmt für den Antrag:</text:p>
      <text:p text:style-name="P111">{</text:p>
      <text:p text:style-name="P112"><text:s text:c="4"/>"sum": 7,</text:p>
      <text:p text:style-name="P113"><text:s text:c="4"/>"vote": "DAFUER",</text:p>
      <text:p text:style-name="P114"><text:s text:c="4"/>"organisations": ["18"]</text:p>
      <text:p text:style-name="P115">}</text:p>
      <text:p text:style-name="First_20_paragraph">Drei bestimmte Personen stimmten gegen den Antrag:</text:p>
      <text:p text:style-name="P116">{</text:p>
      <text:p text:style-name="P117"><text:s text:c="4"/>"sum": 3,</text:p>
      <text:p text:style-name="P118"><text:s text:c="4"/>"vote": "DAGEGEN",</text:p>
      <text:p text:style-name="P119"><text:s text:c="4"/>"people": ["85", "145", "67"]</text:p>
      <text:p text:style-name="P120">}</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6">
        <text:list-item>
          <text:p text:style-name="P121"><text:span text:style-name="T37">Beschlussvorlage</text:span>: Entscheidungsvorschlag der Verwaltung</text:p>
        </text:list-item>
        <text:list-item>
          <text:p text:style-name="P121"><text:span text:style-name="T38">Antrag</text:span>: Entscheidungsvorschlag einer Fraktionen bzw. mehrerer Fraktionen oder einer/mehrerer Einzelperson/en</text:p>
        </text:list-item>
        <text:list-item>
          <text:p text:style-name="P121"><text:span text:style-name="T39">Anfrage</text:span>: Frage(n) einer oder mehrerer Fraktion oder Einzelpersonen an die Verwaltung</text:p>
        </text:list-item>
        <text:list-item>
          <text:p text:style-name="P121"><text:span text:style-name="T40">Mitteilung</text:span><text:span text:style-name="T41">/</text:span><text:span text:style-name="T42">Stellungnahme</text:span><text:span text:style-name="T43"> </text:span><text:span text:style-name="T44">der</text:span><text:span text:style-name="T45"> </text:span><text:span text:style-name="T46">Verwaltung</text:span>: Eine Information der Verwaltung an einzelne oder mehrere Gremien. Darunter fallen nicht Beantwortungen von Anfragen.</text:p>
        </text:list-item>
        <text:list-item>
          <text:p text:style-name="P121"><text:span text:style-name="T47">Beantwortung</text:span><text:span text:style-name="T48"> </text:span><text:span text:style-name="T49">einer</text:span><text:span text:style-name="T50"> </text:span><text:span text:style-name="T51">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h text:style-name="Heading_20_3" text:outline-level="3">Beziehungen</text:h>
      <text:list text:style-name="L17">
        <text:list-item>
          <text:p text:style-name="P122">Es muss genau ein <text:span text:style-name="T52">Hauptdokument</text:span> (Objekttyp "Dokument") referenziert werden.</text:p>
        </text:list-item>
        <text:list-item>
          <text:p text:style-name="P122">Es können beliebig viele weitere Dokumente referenziert werden, die als nachgeordnete <text:span text:style-name="T53">Anlagen</text:span> zur Drucksache verstanden werden.</text:p>
        </text:list-item>
        <text:list-item>
          <text:p text:style-name="P122">Die Drucksache ist beliebig vielen Gremien zuzuordnen, in denen diese beraten wird.</text:p>
        </text:list-item>
        <text:list-item>
          <text:p text:style-name="P122">Drucksachen können <text:span text:style-name="T54">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22">Es können beliebig viele <text:span text:style-name="T55">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22">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56">Anfrage</text:span> beinhaltet. Denkbar sind auch Verweise auf frühere Drucksachen zum selben Thema. Zu klären ist, wie die verschiedenen möglichen Beziehungen formell ausgedrückt werden.</text:p>
        </text:list-item>
        <text:list-item>
          <text:p text:style-name="P122">Drucksachen können zu beliebig vielen Tagesordnungspunkten in Beziehung stehen, um die <text:span text:style-name="T57">Beratungsfolge</text:span> einer Drucksache abzubilden. Hierbei kann die Beziehung jeweils mit einer Zuständigkeit versehen sein, die noch näher zu bestimmen ist (TODO).</text:p>
        </text:list-item>
      </text:list>
      <text:h text:style-name="Heading_20_3" text:outline-level="3">Beispiel</text:h>
      <text:p text:style-name="P123">{</text:p>
      <text:p text:style-name="P124"><text:s text:c="4"/>"id": "1234/2012",</text:p>
      <text:p text:style-name="P125"><text:s text:c="4"/>"date": "2013-01-04",</text:p>
      <text:p text:style-name="P126"><text:s text:c="4"/>"type": "Beantwortung einer Anfrage",</text:p>
      <text:p text:style-name="P127"><text:s text:c="4"/>"related_papers": [</text:p>
      <text:p text:style-name="P128"><text:s text:c="8"/>"0768/2012"</text:p>
      <text:p text:style-name="P129"><text:s text:c="4"/>],</text:p>
      <text:p text:style-name="P130"><text:s text:c="4"/>"main_document": "3000.pdf",</text:p>
      <text:p text:style-name="P131"><text:s text:c="4"/>"attachments": [</text:p>
      <text:p text:style-name="P132"><text:s text:c="8"/>"3002.pdf",</text:p>
      <text:p text:style-name="P133"><text:s text:c="8"/>"3003.pdf"</text:p>
      <text:p text:style-name="P134"><text:s text:c="4"/>],</text:p>
      <text:p text:style-name="P135"><text:s text:c="4"/>"locations": [</text:p>
      <text:p text:style-name="P136"><text:s text:c="8"/>{</text:p>
      <text:p text:style-name="P137"><text:s text:c="12"/>"description": "Theodor-Heuss-Ring 1",</text:p>
      <text:p text:style-name="P138"><text:s text:c="12"/>"lat": 7.148,</text:p>
      <text:p text:style-name="P139"><text:s text:c="12"/>"lon": 50.023</text:p>
      <text:p text:style-name="P140"><text:s text:c="8"/>}</text:p>
      <text:p text:style-name="P141"><text:s text:c="4"/>],</text:p>
      <text:p text:style-name="P142"><text:s text:c="4"/>"committees": ["STA"],</text:p>
      <text:p text:style-name="P143"><text:s text:c="4"/>"creators": [</text:p>
      <text:p text:style-name="P144"><text:s text:c="8"/>{</text:p>
      <text:p text:style-name="P145"><text:s text:c="12"/>"typ": "Organisation",</text:p>
      <text:p text:style-name="P146"><text:s text:c="12"/>"id": "2000"</text:p>
      <text:p text:style-name="P147"><text:s text:c="8"/>},</text:p>
      <text:p text:style-name="P148"><text:s text:c="8"/>{</text:p>
      <text:p text:style-name="P149"><text:s text:c="12"/>"typ": "Person",</text:p>
      <text:p text:style-name="P150"><text:s text:c="12"/>"id": "1000"</text:p>
      <text:p text:style-name="P151"><text:s text:c="8"/>}</text:p>
      <text:p text:style-name="P152"><text:s text:c="4"/>],</text:p>
      <text:p text:style-name="P153"><text:s text:c="4"/>"consultations": [</text:p>
      <text:p text:style-name="P154"><text:s text:c="8"/>{</text:p>
      <text:p text:style-name="P155"><text:s text:c="12"/>"meeting": "3271",</text:p>
      <text:p text:style-name="P156"><text:s text:c="12"/>"agendaitem": "3.1.2",</text:p>
      <text:p text:style-name="P157"><text:s text:c="12"/>"role": "Federführende Beratung"</text:p>
      <text:p text:style-name="P158"><text:s text:c="8"/>}</text:p>
      <text:p text:style-name="P159"><text:s text:c="4"/>]</text:p>
      <text:p text:style-name="P160">}</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18">
        <text:list-item>
          <text:p text:style-name="P161">Dokumente gehören zwingend zu einer <text:span text:style-name="T58">Drucksache</text:span>, optional auch zu mehreren. Ein Dokument kann entweder als Hauptdokument einer Drucksache oder als Anlage eingestuft sein.</text:p>
        </text:list-item>
        <text:list-item>
          <text:p text:style-name="P161">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62">{</text:p>
      <text:p text:style-name="P163"><text:s text:c="4"/>"id": "3000",</text:p>
      <text:p text:style-name="P164"><text:s text:c="4"/>"name": "3000.pdf",</text:p>
      <text:p text:style-name="P165"><text:s text:c="4"/>"mime_type": "application/pdf",</text:p>
      <text:p text:style-name="P166"><text:s text:c="4"/>"date": "2013-01-04T07:54:13+01:00",</text:p>
      <text:p text:style-name="P167"><text:s text:c="4"/>"last_modified": "2013-01-04T07:54:13+01:00",</text:p>
      <text:p text:style-name="P168"><text:s text:c="4"/>"sha1_checksum": "da39a3ee5e6b4b0d3255bfef95601890afd80709",</text:p>
      <text:p text:style-name="P169"><text:s text:c="4"/>"url": "http://ris.beispielstadt.de/api/documents/3000.pdf",</text:p>
      <text:p text:style-name="P170"><text:s text:c="4"/>"text": "Der Übersichtsplan zeigt alle Ebenen des ...",</text:p>
      <text:p text:style-name="P171"><text:s text:c="4"/>"master": "2099"</text:p>
      <text:p text:style-name="P172">}</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59">Optional</text:span><text:span text:style-name="T60">.</text:span> Textliche Beschreibung eines Orts, z.B. in Form einer Adresse</text:p>
      <text:p text:style-name="Definition_20_Term_20_Tight">Koordinaten</text:p>
      <text:p text:style-name="Definition_20_Definition_20_Tight"><text:span text:style-name="T61">Optional</text:span><text:span text:style-name="T62">.</text:span> Längen- und Breitenangabe des Orts im WGS-84-System [11]</text:p>
      <text:h text:style-name="Heading_20_3" text:outline-level="3">Beziehungen</text:h>
      <text:list text:style-name="L19">
        <text:list-item>
          <text:p text:style-name="P173">Orte können mit Drucksachen in Verbindung stehen.</text:p>
        </text:list-item>
      </text:list>
      <text:h text:style-name="Heading_20_1" text:outline-level="1">Zugriffsmethoden</text:h>
      <text:p text:style-name="First_20_paragraph">In diesem Kapitel werden die Zugriffsmethoden der OParl-konformen Schnittstelle beschrieben.</text:p>
      <text:p text:style-name="Text_20_body">Stichpunkte:</text:p>
      <text:list text:style-name="L20">
        <text:list-item>
          <text:p text:style-name="P174">Grundlage für den Zugriff auf die Schnittstelle ist das Hypertext Transfer Protocol (HTTP).</text:p>
        </text:list-item>
        <text:list-item>
          <text:p text:style-name="P174">Ausschließlich HTTP GET Methode</text:p>
        </text:list-item>
        <text:list-item>
          <text:p text:style-name="P174">Optional gzip Encoding und andere Kodierungen, wenn Client und Server dies unterstützen</text:p>
        </text:list-item>
        <text:list-item>
          <text:p text:style-name="P174">HTTP Last-Modified Header sowie Conditional GET sind bei Dateiabruf (Laden von Anhängen) zu unterstützen</text:p>
        </text:list-item>
        <text:list-item>
          <text:p text:style-name="P174">Das Protkoll ist zustandslos</text:p>
        </text:list-item>
        <text:list-item>
          <text:p text:style-name="P174">Authentifizierung wird nicht benötigt.</text:p>
        </text:list-item>
      </text:list>
      <text:h text:style-name="Heading_20_1" text:outline-level="1">Glossar</text:h>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